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rsid="002a322a" officeooo:paragraph-rsid="002a322a"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272356" style:font-weight-asian="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31269b"/>
    </style:style>
    <style:style style:name="P8" style:family="paragraph" style:parent-style-name="Standard">
      <style:paragraph-properties fo:margin-left="0cm" fo:margin-right="0cm" fo:text-indent="0cm" style:auto-text-indent="false"/>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officeooo:rsid="001a7da7" fo:background-color="#fff200" loext:char-shading-value="0"/>
    </style:style>
    <style:style style:name="T4" style:family="text">
      <style:text-properties officeooo:rsid="001a7da7"/>
    </style:style>
    <style:style style:name="T5" style:family="text">
      <style:text-properties officeooo:rsid="001b017f"/>
    </style:style>
    <style:style style:name="T6" style:family="text">
      <style:text-properties officeooo:rsid="001c5e9c"/>
    </style:style>
    <style:style style:name="T7" style:family="text">
      <style:text-properties officeooo:rsid="001fbc25"/>
    </style:style>
    <style:style style:name="T8" style:family="text">
      <style:text-properties fo:background-color="#ff4500" loext:char-shading-value="0"/>
    </style:style>
    <style:style style:name="T9" style:family="text">
      <style:text-properties officeooo:rsid="002085ef" fo:background-color="#ff4500" loext:char-shading-value="0"/>
    </style:style>
    <style:style style:name="T10" style:family="text">
      <style:text-properties fo:background-color="#ff4500" loext:char-shading-value="0"/>
    </style:style>
    <style:style style:name="T11" style:family="text">
      <style:text-properties officeooo:rsid="00225062"/>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os de norma de reacción de un solo paso para la predicción genómica en ensayos de selección recurrente multientorno</text:p>
      <text:p text:style-name="P1"/>
      <text:p text:style-name="P4"><text:span text:style-name="T2">Los programas de selección recurrente tienen como objetivo mejorar las poblaciones mediante el aumento de la frecuencia de alelos favorables que determinan los rasgos cuantitativos a través de ciclos consecutivos de selección-recombinación, asegurando que la variabilidad genética no se agote a través de los ciclos de selección (Bernardo, 2010)</text:span>. <text:span text:style-name="T2">En los esquemas de selección recurrente basados ​​en el enfoque de selección genómica (GS; Meuwissen et al., 2001), conocido como selección genómica recurrente (RGS; Bernardo, 2010), la fase más desafiante es el entrenamiento de modelos de predicción habilitados por genómica. En esta fase, además de un genotipado preciso, se deben obtener datos fenotípicos de alta calidad sobre rasgos de interés en ensayos multiambientales (MET). Las pruebas de progenie generalmente se realizan en múltiples ensayos de campo replicados que involucran muchas entradas, que tienen como objetivo seleccionar progenies con amplia adaptabilidad y estabilidad para los entornos objetivo. Esta estrategia puede reducir el riesgo de descartar ciertas progenies que potencialmente funcionan bien en algunos, pero no en todos, los entornos de destino</text:span>.</text:p>
      <text:p text:style-name="P4"/>
      <text:p text:style-name="P4">La interacción genotipo x ambiente (G x E) tiene una gran influencia en la predicción fenotípica de progenies en METs, con la consiguiente reducción del progreso genético a partir de la selección (Allard y Bradshaw, 1964; Kang y Magari, 1996; Xu, 2016). La relevancia de G x E podría aumentar ante el cambio climático global que puede generar diferencias pronunciadas entre ambientes (Heslot et al., 2014; Trenberth et al., 2014). Los programas de mejoramiento producen un gran volumen de datos fenotípicos a lo largo del tiempo, por lo general a partir de ensayos aleatorios desequilibrados realizados en diferentes lugares de prueba, que pueden resultar de diseños desequilibrados planificados o de observaciones faltantes del número desigual de progenies y repeticiones (Bernardo, 2010; Dawson et al. , 2013; Lado et al., 2016). Sin embargo, el uso de modelos estadísticos apropiados y conjuntos de datos históricos no balanceados puede ser útil para aumentar la eficiencia del programa de mejoramiento, especialmente para modelar G x E en la predicción genómica. Teniendo en cuenta que las pruebas de progenie son una de las fases más costosas y que consumen más tiempo en un programa RGS, es deseable diseñar estrategias eficientes para modelar G x E y mejorar la precisión de la predicción.</text:p>
      <text:p text:style-name="P4"/>
      <text:p text:style-name="P4">El tratamiento estadístico de G <text:span text:style-name="T4">x</text:span> E ha evolucionado a lo largo del tiempo, de acuerdo con el desarrollo de métodos biométricos y la creciente disponibilidad de datos genéticos, genómicos y ambientales de alta calidad (Eberhart y Russell, 1966; van Eeuwijk et al., 1996; Burgueño et al., 2012; Jarquín et al., 2014; Pérez-Rodríguez et al., 2017). Originalmente, los modelos de predicción genética se desarrollaron para predecir fenotipos de individuos sobre la base de información fenotípica de ambientes únicos o múltiples sin considerar G <text:span text:style-name="T4">x</text:span> E mediante el uso de pedigrí (A-matrix; Henderson, 1976) o de marcadores (G- matriz; VanRaden, 2008) matrices de relación. Esos modelos asumieron un comportamiento de progenie constante en los entornos objetivo para la predicción fenotípica, aunque es bien sabido que el tipo cruzado de G <text:span text:style-name="T4">x</text:span> E comúnmente causa cambios en el rango del genotipo en los datos MET (Kang, 1997; Yang, 2007; Xu, 2016). <text:span text:style-name="T2">Por lo tanto, existe la necesidad de desarrollar modelos </text:span><text:span text:style-name="T3">ambientales</text:span><text:span text:style-name="T2"> que consideren modelar G </text:span><text:span text:style-name="T3">x</text:span><text:span text:style-name="T2"> E, con el objetivo de mejorar la capacidad de predecir fenotipos con precisión, incluso en entornos donde la progenie o la línea no se cultivó ni se probó</text:span>.</text:p>
      <text:p text:style-name="P4"/>
      <text:p text:style-name="P4">Varios procesos genéticos o metabólicos asociados a reacciones químicas mediadas por enzimas se ven afectados por las fluctuaciones de los factores ambientales (Hasanuzzaman et al., 2013). En la actualidad, se encuentran disponibles datos de alta dimensión sobre esos factores (p. ej., factores climáticos y del suelo que influyen en el crecimiento y desarrollo de las plantas) que se obtienen <text:soft-page-break/>mediante la llamada tecnología de "tipificación ambiental" (Xu, 2016). Con este enfoque, es posible diseccionar el componente ambiental en factores individuales, generando así varias covariables ambientales (EC). Por lo tanto, mediante la incorporación de mediciones precisas de los efectos ambientales en las etapas de desarrollo del cultivo, junto con un fenotipado preciso, es posible descomponer G <text:span text:style-name="T4">x </text:span>E en factores interrelacionados, lo que optimiza la predicción del fenotipo (Kang y Gauch, 1996; Kang, 1997; Xu, 2016). ). El uso de datos de marcadores y/o pedigrí y datos de EC de ensayos históricos realizados con buena calidad experimental permite predicciones más precisas al modelar G <text:span text:style-name="T4">x</text:span> E en modelos de predicción habilitados por genómica. Con base en este enfoque, la predicción fenotípica se puede realizar de tres formas: genotipos no probados en ambientes probados, genotipos probados en ambientes no probados y genotipos no probados en ambientes no probados (Bustos-Korts et al., 2016).</text:p>
      <text:p text:style-name="P4"/>
      <text:p text:style-name="P4">Con base en los datos MET, se han propuesto modelos y métodos de predicción genómica multiambiental para el mejoramiento del trigo (Triticum aestivum L.). Por ejemplo, para tratar G <text:span text:style-name="T5">x</text:span> E en modelos de predicción, Burgueño et al. (2012) propusieron una versión multivariante del mejor predictor lineal imparcial genómico (GBLUP) sobre la base de un modelo mixto con estructura analítica factorial. Heslot et al. (2014) propusieron una extensión de la regresión factorial con la inclusión de EC asociadas con diferentes fases fenológicas en un modelo de cultivo. Jarquín et al. (2014) propusieron una clase de modelos bayesianos que se adaptan a datos genómicos y de CE de alta dimensión, además de sus interacciones, utilizando GBLUP basado en normas de reacción. López-Cruz et al. (2015) consideraron un modelo GS que incorpora la interacción marcador-ambiente, que puede usarse no solo para la predicción genómica, sino también para identificar regiones cromosómicas que producen efectos estables en todos los entornos y otras regiones que son responsables de G <text:span text:style-name="T5">x </text:span>E, a través del genoma. análisis de asociación amplia (Crossa et al., 2016). Cuevas et al. (2016) modelaron G <text:span text:style-name="T5">x</text:span> E con modelos kernel de predicción genómica bayesiana multientorno. Estos estudios previos destacaron el potencial de los modelos multiambientales para investigar la base genética de G <text:span text:style-name="T5">x</text:span> E para determinar la sensibilidad del genotipo y aumentar la precisión de la predicción, en comparación con los modelos que consideran G <text:span text:style-name="T5">x</text:span> E como parte del error experimental.</text:p>
      <text:p text:style-name="P4"/>
      <text:p text:style-name="P4">Entre los enfoques de predicción genómica multiambiental propuestos hasta ahora, el de Jarquín et al. (2014) se encuentran entre los más completos, especialmente cuando se han integrado datos de CE de alta dimensión. En este enfoque, los gradientes genotípicos y ambientales se describen como funciones lineales de los efectos genéticos (matriz G o matriz A) y EC, lo que permite el uso de datos fenotípicos, genómicos, de pedigrí completo y ambientales acumulados a lo largo del tiempo para aumentar la precisión de la predicción. . Ese enfoque ha demostrado su eficacia en diferentes cultivos de cereales. En el maíz (Zea mays L.), esta clase de modelos de normas de reacción ha demostrado ser prometedora en la estructuración de G <text:span text:style-name="T6">x</text:span> E, ya que permite tomar prestada información genética entre entornos (Zhang et al., 2014). En algodón (Gossypium hirsutum L.), Pérez-Rodríguez et al. (2015) extendieron esta clase de modelo multiplicativo bayesiano al análisis basado en pedigrí (mejor predicción lineal imparcial basada en pedigrí basada en normas de reacción [ABLUP]), acomodando la matriz A. Sukumaran et al. (2017) utilizaron los modelos de Jarquín en una población de trigo fenotípica bajo un conjunto diverso de ambientes alrededor del mundo para estudiar modelos que incluyen (o no incluyen) interacciones genómicas y pedigrí con ambientes pero sin datos de EC. Todos estos estudios detectaron un marcado aumento en la precisión predictiva con el modelo de predicción más completo. A pesar de estos avances, todavía es necesario evaluar esta clase de modelos de normas de reacción para otros rasgos cuantitativos en otras especies autopolinizantes, especialmente en programas RGS.</text:p>
      <text:p text:style-name="P4"/>
      <text:p text:style-name="P4"><text:span text:style-name="T2">El uso de toda la información fenotípica disponible para una población reproductora aumenta la precisión de la predicción genómica multiambiental. Teniendo en cuenta que no todos los individuos </text:span><text:soft-page-break/><text:span text:style-name="T2">tienen genotipo o fenotipo, el procedimiento conocido como "paso único" (Legarra et al., 2009; Misztal et al., 2009) proporciona un marco computacional unificado para recuperar e integrar datos fenotípicos, de pedigrí completo y información genómica para una predicción genómica más precisa en un contexto único o multiambiental</text:span>. De acuerdo con este enfoque, la matriz G de los individuos genotipados se combina con la matriz A de todos los individuos (genotipados y no genotipados), generando una única matriz de relación combinada (matriz H), que puede usarse para calcular la mejor predicción lineal imparcial. (BLUP) basado en las ecuaciones de modelo mixto estándar de Henderson (1976), lo que da lugar a un método de mejor predicción lineal imparcial de un solo paso (HBLUP).</text:p>
      <text:p text:style-name="P4"/>
      <text:p text:style-name="P4"><text:span text:style-name="T2">Legarra et al. (2014) demostraron que el uso del método de un solo paso, ya sea por el marco frecuentista o bayesiano, para la regresión múltiple a gran escala permite una mayor precisión predictiva que la esperada con los modelos GBLUP o ABLUP debido al mayor tamaño de la población, ya que utiliza individuos genotipados y no genotipados. </text:span>. <text:span text:style-name="T2">Este enfoque ha sido ampliamente aplicado con buenos resultados en mejoramiento animal (Aguilar et al., 2010; Legarra et al., 2014; Mota et al., 2016), pero en fitomejoramiento los ejemplos aún son escasos</text:span>. Ashraf et al. (2016) utilizaron un modelo mixto gaussiano multivariante para tratar G <text:span text:style-name="T7">x</text:span> E en trigo. <text:span text:style-name="T10">Pérez-Rodríguez et al. (2017) utilizaron modelos de normas de reacción basados ​​en un solo paso (pero sin incorporar EC) para explotar G </text:span><text:span text:style-name="T9">x</text:span><text:span text:style-name="T10"> E en un gran conjunto de referencia de líneas de trigo que tenían marcadores de ADN disponibles solo para aproximadamente la mitad de las líneas</text:span>. <text:span text:style-name="T2">Por lo tanto, los modelos de norma de reacción bayesiana de Jarquín et al. (2014) tienen el potencial de adaptarse a cualquier información de relación genética (marcador de ADN y/o pedigrí) y datos de EC, especialmente mediante el uso del método HBLUP</text:span>.</text:p>
      <text:p text:style-name="P4"/>
      <text:p text:style-name="P4"><text:span text:style-name="T10">La predicción de rasgos cuantitativos habilitada por el genoma basada en datos MET es un gran desafío en el fitomejoramiento. En este contexto, el potencial de los modelos de norma de reacción basados ​​en un solo paso (denominados RN-HBLUP) mediante el uso de datos de EC de alta dimensión aún no se ha investigado en especies autopolinizantes en programas RGS. Por lo tanto, ajustamos aquí algunos de estos modelos para la predicción multiambiente en un programa de arroz RGS (Oryza sativa L.), con los siguientes objetivos: (i) evaluar una clase de modelos RN-HBLUP, que incluyen información combinada de pedigrí y genómica, EC datos y sus interacciones; (ii) evaluar la precisión predictiva de estos modelos y la importancia relativa de los componentes aditivos (efectos principales de la relación combinada y datos de EC) y multiplicativos (interacciones entre los efectos principales)</text:span>; y (iii) evaluar la influencia de diferentes métodos de agrupación de información genético-ambiental (dentro del ciclo de selección o entre ciclos) sobre la precisión de los modelos para predecir progenies no probadas en entornos probados y no probados.</text:p>
      <text:p text:style-name="P4"/>
      <text:p text:style-name="P2">MATERIALES Y MÉTODOS</text:p>
      <text:p text:style-name="P4"/>
      <text:p text:style-name="P4">...</text:p>
      <text:p text:style-name="P4"/>
      <text:p text:style-name="P2">Pedigrí y datos genotípicos</text:p>
      <text:p text:style-name="P4"/>
      <text:p text:style-name="P4">La información genealógica de todas las 667 progenies S1:3 evaluadas se recuperó hasta la 10<text:span text:style-name="T11">ma</text:span> generación, lo que representa todos los ancestros conocidos de los 16 padres utilizados para sintetizar la población CNA12S, que comprende 951 genotipos. Con esta información, calculamos la matriz A, correspondiente a una matriz de relación numerador promedio (Wright, 1922) entre todos los genotipos involucrados en el pedigrí. Para el análisis genético, consideramos solo la porción de la matriz A correspondiente a las progenies 667 S1:3.</text:p>
      <text:p text:style-name="P4"/>
      <text:p text:style-name="P4"><text:soft-page-break/>De las 196 progenies S1:3 del tercer ciclo de selección (2015), se genotiparon 174 progenies con 7735 polimorfismos de un solo nucleótido (SNP) en Diversity Arrays Technology (DArT), Canberra, ACT, mediante el método DArTseq utilizando un Illumina HiSeq 2500 secuenciador Mediante el filtrado de marcadores polimórficos con umbrales de tasa de llamadas &gt;75 % y frecuencia de alelos menores &gt;5 %, se retuvieron 6174 SNP para análisis genéticos. Los valores faltantes (~4,5 % de los puntos de datos) se reemplazaron por el valor esperado del marcador calculado a partir de estimaciones de frecuencias alélicas en el conjunto de datos (Pérez-Rodríguez y de los Campos, 2014).</text:p>
      <text:p text:style-name="P4"/>
      <text:p text:style-name="P4">La unificación de la matriz A con la matriz G en una sola matriz se realizó mediante la construcción de la matriz H mediante el procedimiento de un solo paso (Legarra et al., 2009; Misztal et al., 2009). Para calcular la matriz H, usamos la siguiente ecuación general:</text:p>
      <text:p text:style-name="P4"/>
      <text:p text:style-name="P4">…</text:p>
      <text:p text:style-name="P4"/>
      <text:p text:style-name="P4">… Debido a que<text:span text:style-name="T2"> las relaciones basadas en marcadores son más eficientes para explicar las relaciones entre progenies, capturando los efectos de la segregación mendeliana</text:span>, usamos w = 0.05. Siguiendo el método de VanRaden (2008), se obtuvo la matriz Gn acomodando la consanguinidad (Forni et al., 2011), de la siguiente manera:</text:p>
      <text:p text:style-name="P4"/>
      <text:p text:style-name="P4">…</text:p>
      <text:p text:style-name="P4"/>
      <text:p text:style-name="P2">Análisis de datos fenotípicos</text:p>
      <text:p text:style-name="P4"/>
      <text:p text:style-name="P4">…</text:p>
      <text:p text:style-name="P4"/>
      <text:p text:style-name="P2">Modelos Predictivos</text:p>
      <text:p text:style-name="P4"/>
      <text:p text:style-name="P4"><text:span text:style-name="T2">Ampliamos la clase de modelos basados en normas de reacción propuestos por Jarquín et al. (2014) para obtener componentes de varianza asociados a diferentes fuentes de variación</text:span>. <text:span text:style-name="T2">A diferencia de los modelos originales de Jarquín, utilizamos modelos mixtos que asumieron los efectos de los cultivares testigo comunes a diferentes ciclos de selección como fijos y todos los demás efectos como aleatorios. Además, nuestro enfoque hace uso de relaciones combinadas (matriz H), en lugar de relaciones basadas en marcadores (matriz G) o basadas en pedigrí (matriz A)</text:span>. Para todos los modelos, se asumió una varianza residual homogénea, ya que la predicción genómica bajo varianzas homogéneas o moderadamente heterogéneas entre entornos está altamente correlacionada. Los modelos ajustados, todos caracterizados como modelos RN-HBLUP, se describen a continuación:</text:p>
      <text:p text:style-name="P4"/>
      <text:p text:style-name="P4">…</text:p>
      <text:p text:style-name="P4"/>
      <text:p text:style-name="P2">Precisión predictiva de los modelos</text:p>
      <text:p text:style-name="P4"/>
      <text:p text:style-name="P4"><text:span text:style-name="T10">Evaluamos la precisión predictiva de cada modelo utilizando particiones aleatorias de pruebas de entrenamiento del conjunto de datos como un procedimiento CV (Pérez-Rodríguez y de los Campos, 2014). Para este esquema, luego de evaluaciones previas de diferentes particiones aleatorias, se muestrearon 50 particiones aleatorias, asignando el 90% de las progenies al conjunto de entrenamiento y el 10% al conjunto de prueba. Los cultivares de control no se asignaron a las particiones aleatorias del conjunto de prueba para evitar un desequilibrio en los efectos del cultivar de control mientras se ajustaban los modelos de predicción. Se usaron las mismas particiones de prueba de entrenamiento para </text:span><text:soft-page-break/><text:span text:style-name="T10">evaluar la precisión de predicción de cada modelo y, para cada partición, los modelos se ajustaron al conjunto de entrenamiento</text:span>.</text:p>
      <text:p text:style-name="P4"/>
      <text:p text:style-name="P4"><text:span text:style-name="T10">Tal y como proponen Burgueño et al. (2012), consideramos dos esquemas de CV para la predicción de progenies: CV1 para predecir el desempeño de las progenies no probadas (es decir, aquellas que no se evaluaron en ningún entorno) y CV2 para predecir el desempeño de las progenies que se probaron en algunos entornos. pero no en otros. CV1 representa el caso de progenies no incluidas en los ensayos de campo o cuando falta información fenotípica total, y CV2 representa el problema frecuente de datos desequilibrados entre ambientes. En CV1, la información de la progenie se asignó aleatoriamente a las particiones, de modo que todos los datos de una progenie se asignaron a la misma partición. En CV2, las observaciones de las parcelas se asignaron aleatoriamente a las particiones, de modo que la información de una progenie pudiera asignarse a diferentes particiones</text:span>.</text:p>
      <text:p text:style-name="P4"/>
      <text:p text:style-name="P5"><text:span text:style-name="T10">Al igual que el enfoque utilizado por Jarquín et al. (2014), queríamos evaluar la capacidad de los modelos para predecir el rendimiento de la progenie en cada entorno</text:span>. Por lo tanto, la precisión predictiva de cada modelo se estimó después de corregir los valores genotípicos (… , ...) y los valores genéticos (..., ...) derivados del conjunto de entrenamiento para los efectos principales del medio ambiente y la EC. El vector de corrección correspondió a la suma de las estimaciones de los efectos principales (...) derivadas del modelo M6 (Ec. [8]), y la partición correspondiente en el esquema CV (CV1 o CV2). La precisión predictiva de cada modelo y esquema CV se evaluó a través de la correlación producto-momento de Pearson entre los valores genotípicos corregidos (...) y los valores de reproducción corregidos (...) en las pruebas conjunto, dentro del entorno. <text:span text:style-name="T10">Con base en 50 estimaciones de correlación para cada modelo ajustado, calculamos la precisión promedio y el error estándar. Todos los modelos se evaluaron para la predicción del fenotipo en relación con ambos esquemas CV, las predicciones se basaron en 55,000 muestras recolectadas de la distribución posterior después de descartar 5000 para quemar y considerar cuatro como aclareo</text:span>.</text:p>
      <text:p text:style-name="P4"/>
      <text:p text:style-name="P4"><text:span text:style-name="T10">También evaluamos el sesgo asociado con la predicción para cada combinación modelo-característica. Definimos el coeficiente de regresión lineal (b, pendiente) de ... sobre ... como una medida del grado de sesgo de un modelo. En este caso, b = 1 indica que no hay sesgo, b &lt; 1 indica sobreestimación de los EBV (es decir, más variación entre los valores predichos) y b &gt; 1 indica subestimación de los EBV</text:span>.</text:p>
      <text:p text:style-name="P4"/>
      <text:p text:style-name="P4">…</text:p>
      <text:p text:style-name="P4"/>
      <text:p text:style-name="P3">RESULTADOS</text:p>
      <text:p text:style-name="P4"/>
      <text:p text:style-name="P2">Estadísticas descriptivas</text:p>
      <text:p text:style-name="P4"/>
      <text:p text:style-name="P4">...</text:p>
      <text:p text:style-name="P4"/>
      <text:p text:style-name="P4"><text:span text:style-name="T2">No se verificó ninguna estructura poblacional en la descomposición de valores singulares de la relación combinada (matriz H) por los valores propios y las cargas vectoriales de los dos primeros vectores propios (ver Fig. 2, Paneles i y ii). El hecho de que el 44 % de la variación total se explicara por los dos primeros autovectores y el 80 % de la variación se explicara por 10 autovectores sugirió que la población no era muy diversa. Este resultado no fue sorprendente, considerando que CNA12S era una población cerrada, sintetizada por retrocruzamiento y recombinada a través de dialelo circulante entre las progenies</text:span>. Para la variación atribuida a la matriz de similitud ambiental (...), los dos primeros autovectores explicaron ~68% de la variación total (Fig. 2, Paneles iii y iv). Esto puede explicarse por <text:soft-page-break/>el número limitado de ambientes muestreados o por la gran importancia de algunos factores ambientales.</text:p>
      <text:p text:style-name="P4"/>
      <text:p text:style-name="P4">La heredabilidad en sentido amplio basada en la media de la progenie varió de 0,28 a 0,63 para GY, 0,44 a 0,86 para PH y 0,83 a 0,99 para DTF (Apéndice A en el material complementario). Los valores del coeficiente de variación relativo variaron de 0,38 a 1,41 para GY, de 0,67 a 2,95 para PH y de 1,50 a 10,4 para DTF. Los valores más bajos de coeficiente de variación relativo, heredabilidad y precisión selectiva para GY se observaron en el Ciclo 2. Sin embargo, sus magnitudes se mantuvieron aproximadamente entre los Ciclos de selección 1 y 3, ya que no difirió significativamente, dada la superposición del 95 %. intervalos de densidad posterior más altos.</text:p>
      <text:p text:style-name="P4"/>
      <text:p text:style-name="P2">Precisión de los modelos predictivos</text:p>
      <text:p text:style-name="P6"/>
      <text:p text:style-name="P6">La precisión predictiva de cada modelo RN-HBLUP, para cada esquema de CV (CV1 y CV2) se presenta en la Fig. 3. Como era de esperar, la precisión fue menor en CV1 porque, en este caso, no había información disponible sobre los fenotipos de la progenie en todos los entornos. <text:span text:style-name="T2">En el modelo M1, que no utilizó la matriz H, se detectaron valores negativos para la precisión con CV1. Por otro lado, cuando se consideró la matriz H en el modelo M2, hubo un aumento considerable en la precisión, incluso en CV1</text:span>.</text:p>
      <text:p text:style-name="P6"/>
      <text:p text:style-name="P6">El cambio más significativo en la precisión de ambos esquemas CV resultó de la inclusión de los efectos EC en el modelo M4 (Fig. 3), especialmente para DTF. Se esperaba un efecto marcado de las CE en DTF, porque la explotación de la variación fenotípica dentro del medio ambiente, mediante la definición de grupos de madurez, contribuyó al aumento de la precisión. <text:span text:style-name="T2">El aumento en la precisión predictiva atribuible a la inclusión de los efectos de EC fue mayor en CV1 que en CV2, porque la predicción de progenie en ausencia de cualquier información genética, como en CV1, se ve fuertemente beneficiada por el modelado de variaciones intra e interambientales</text:span>.</text:p>
      <text:p text:style-name="P6"/>
      <text:p text:style-name="P6">….</text:p>
      <text:p text:style-name="P6"/>
      <text:p text:style-name="P7"><text:span text:style-name="T12">DISCUSIÓN</text:span> </text:p>
      <text:p text:style-name="P7"/>
      <text:p text:style-name="P7"><text:span text:style-name="T2">En los programas RGS, las progenies se prueban en múltiples ambientes, donde la interacción G ´ E tiene fuertes efectos sobre los rasgos cuantitativos. En este estudio, demostramos que G ´ E se puede modelar utilizando información de relación combinada (matriz H) y EC, con base en el enfoque de modelos de norma de reacción (Jarquín et al., 2014) asociados con el procedimiento de un solo paso (Legarra et al., 2009). Por lo tanto, evaluamos una secuencia de modelos RN-HBLUP por su precisión de predicción de tres rasgos cuantitativos en arroz. Los modelos se aplicaron a los datos MET en el contexto de los programas RGS</text:span>.</text:p>
      <text:p text:style-name="P7"/>
      <text:p text:style-name="P7">Como se demostró en estudios anteriores, la precisión de la predicción en GS está asociada con la heredabilidad del rasgo, el número de marcadores, la relación entre los conjuntos de entrenamiento y prueba, el tamaño de la población de entrenamiento y G ´ E (de los Campos et al., 2009; Wray et al., 2013; PérezRodríguez et al., 2015; Sukumaran et al., 2017). Cuanto mejor sea la calidad de los datos fenotípicos, mayor será la precisión de los modelos de predicción y la eficacia de la inferencia sobre los valores genéticos de las progenies (Resende y Duarte, 2007). Por lo tanto, <text:span text:style-name="T2">la evaluación de la precisión experimental es un requisito previo para comprender el potencial de un conjunto de datos para la predicción genómica en una población de plantas</text:span>. En nuestro estudio, los valores de precisión selectiva basados en datos fenotípicos fueron de moderados a altos, aunque se observó una precisión <text:soft-page-break/>experimental más baja para GY en el Ciclo 2, cuando los ensayos tenían un tamaño de población más grande (N = 316) sin replicación de progenies (diseño de bloque aumentado).</text:p>
      <text:p text:style-name="P7"/>
      <text:p text:style-name="P7"><text:span text:style-name="T2">La precisión predictiva por entorno con el modelo HBLUP de entorno único se correlacionó (r = 0,54, p &lt; 0,01) con valores de heredabilidad de sentido amplio basados en la media de progenie para las tres características (Fig. 7). Esto era de esperar, porque la heredabilidad de un rasgo corresponde al límite superior de la varianza fenotípica explicada por un modelo de predicción genética lineal (Wray et al., 2013). Los rasgos con mayor heredabilidad presentan una mayor variación genética y, por lo tanto, son más predecibles a través de un enfoque genómico. Este resultado destaca la importancia de datos fenotípicos precisos para entrenar modelos RN-HBLUP para una predicción genómica precisa</text:span>.</text:p>
      <text:p text:style-name="P7"/>
      <text:p text:style-name="P7">En otros estudios también se observó un aumento en la precisión predictiva al tener en cuenta las relaciones aditivas, ya sea en modelos de un solo entorno o en modelos de múltiples entornos (Burgueño et al., 2012; Pérez-Rodríguez et al., 2015, 2017; Jarquín et al. , 2014; Ashraf et al., 2016; Sukumaran et al., 2017). En el esquema CV1 (ausencia de información fenotípica para progenies no probadas), la influencia de la matriz H fue aún más relevante. <text:span text:style-name="T2">Por lo tanto, la información de pedigrí o marcador de ADN es muy útil para los programas RGS cuando falta parte de los datos fenotípicos o son de mala calidad, especialmente en diseños desequilibrados con pocas o ninguna replicación de progenies</text:span>. <text:span text:style-name="T2">Además, la información del marcador permite tener en cuenta la variación genética no explicada por el pedigrí debido a la variación del muestreo binario de la segregación mendeliana. De hecho, el uso de datos de pedigrí, junto con datos de marcadores de ADN, puede mejorar la precisión predictiva, independientemente de la arquitectura genética del rasgo (de los Campos et al., 2009; Ashraf et al., 2016; Sukumaran et al. , 2017)</text:span>.</text:p>
      <text:p text:style-name="P7"/>
      <text:p text:style-name="P7">La reducción en la varianza residual por la inclusión de los efectos H ´ E y H ´ W fue evidente en el modelo M6 (Apéndices B, C y D en el material suplementario). Este resultado indicó que una porción considerable de la variación entre progenies y entre ambientes podría ser capturada por los términos de interacción, justificando su inclusión en los modelos RN-HBLUP, incluso si una porción de la varianza explicada por los términos de interacción fuera pequeña. La varianza atribuible a los efectos principales de las progenies fue similar o menor que la atribuible a los efectos de relación combinados (matriz H). <text:span text:style-name="T2">Sin embargo, la inclusión de ambos efectos en el modelo aumentó la precisión predictiva (Fig. 3) y redujo la varianza residual, en comparación con el modelo con solo la matriz H. Este resultado favorece la inclusión de los efectos de progenie en modelos más completos, como lo hacen Sukumaran et al. (2017), que, a diferencia de otros estudios (Jarquín et al., 2014; Pérez-Rodríguez et al., 2015), utilizan únicamente relaciones aditivas (matriz-G o matriz-A)</text:span>.</text:p>
      <text:p text:style-name="P7"/>
      <text:p text:style-name="P7"><text:span text:style-name="T2">Para todos los rasgos evaluados, las CE y las interacciones (H ´ E y H ´ W) capturaron una porción significativa de la variación fenotípica dentro de los ambientes. El componente EC fue el más relevante para aumentar la precisión en ambos esquemas CV (CV1 y CV2), posiblemente al capturar la variación entre los grupos de madurez. El principal beneficio de considerar estos efectos (EC, H ´ E y H ´ W) parece ser la reducción de la varianza residual, con el consiguiente aumento de la precisión y una disminución del sesgo de la predicción del EBV. Por lo tanto, es ventajoso incorporar los efectos de EC en modelos lineales-bilineales mixtos basados en la norma de reacción siempre que estén disponibles para los entornos objetivo (Jarquín et al., 2014). Estos modelos permiten tratar estructuras complejas de datos desbalanceados y diferentes estructuras de covarianza (Pérez-Rodríguez et al., 2017)</text:span>.</text:p>
      <text:p text:style-name="P7"/>
      <text:p text:style-name="P7"><text:span text:style-name="T2">Las ganancias en la precisión de la predicción obtenidas aquí al modelar los efectos G ´ E, en comparación con otros modelos que no consideran estos efectos, concuerdan con los informes de otros estudios que tratan sobre la predicción genómica (Burgueño et al., 2012; Jarquín et al., 2014). ; Pérez-</text:span><text:soft-page-break/><text:span text:style-name="T2">Rodríguez et al., 2015, 2017). Jarquín et al. (2014) sugirieron que considerar los efectos de la CE, así como sus interacciones en las relaciones genéticas, era una estrategia prometedora para aumentar la precisión de la predicción fenotípica con implicaciones importantes para el mejoramiento de plantas</text:span>. <text:span text:style-name="T10">Estos autores destacaron que los modelos de norma de reacción admitían solo un modo de interacción, basado en funciones de covarianza (Kempthorne, 1954). Por lo tanto, cuando las interacciones entre los factores genéticos y los ambientes asumen diferentes formas, este enfoque puede tener limitaciones para explicar el componente G ´ E. Además de no inducir la selección de variables, una limitación de este enfoque ocurre cuando los marcadores o las EC tienen efectos grandes, situación en la que la contracción causada por la densidad previa gaussiana puede no ser apropiada (Cuevas et al., 2016). Por lo tanto, se necesita investigación adicional sobre las interacciones de modelado entre las relaciones genéticas y la CE para mejorar la eficiencia de los modelos multiambientales para la predicción genómica</text:span>.</text:p>
      <text:p text:style-name="P7"/>
      <text:p text:style-name="P7"><text:span text:style-name="T2">Los modelos multiambientes permiten predecir el desempeño de la progenie para todos los ambientes objetivo simultáneamente, además de explorar G ´ E para seleccionar progenies potenciales para una amplia adaptabilidad y alta estabilidad (Burgueño et al., 2012). En este estudio, encontramos una mayor precisión en los modelos de entornos múltiples que en los modelos de un solo entorno para predecir GY y DTF de progenies no probadas en entornos de destino. El modelo RN-HBLUP es notoriamente superior a un modelo de entorno único, incluso cuando ambos tienen una precisión similar, al permitir la predicción del fenotipo para todos los entornos objetivo simultáneamente</text:span>. La mayor relevancia de este modelo para GY se observó en los Ciclos 1 y 2, cuando se evaluó la población sin replicación de progenies. Por lo tanto, este modelo tiene el potencial de mitigar las limitaciones atribuibles a diseños experimentales menos robustos con un gran número de progenies segregantes con pocas o ninguna repetición, como los que normalmente se usan en los ensayos preliminares de rendimiento. Este potencial de mayor precisión para predecir fenotipos proviene del intercambio de información entre progenies y entornos correlacionados (Burgueño et al., 2012; Zhang et al., 2014; Lado et al., 2016). <text:span text:style-name="T2">Por lo tanto, el modelo RN-HBLUP con estructura integral (ETPHW-H´E-H´W) puede predecir fenotipos en ambientes donde no se han probado progenies</text:span>.</text:p>
      <text:p text:style-name="P7"/>
      <text:p text:style-name="P7">Para la predicción del fenotipo de progenies en ambientes no probados, el uso de datos de todos los ciclos no aumentó la precisión en comparación con el uso de datos derivados de un solo ciclo. Lo mismo se observó para la predicción del fenotipo de progenies no probadas en entornos específicos. Además,<text:span text:style-name="T2"> cuando la predicción genómica se realiza en una población después de la recombinación de progenies seleccionadas de la población de entrenamiento, hay una reducción en la precisión, porque la predicción debe basarse tanto como sea posible en el desequilibrio de ligamiento del locus del rasgo cuantitativo del marcador, en lugar de en el desequilibrio genético. relación (Habier et al., 2013). Por lo tanto, la información dentro del ciclo, ya sea genética (matriz H) o datos de EC, es suficiente para entrenar modelos RN-HBLUP</text:span>. Lado et al. (2016) también obtuvieron resultados similares, mostrando que la predicción fenotípica de genotipos en ambientes no probados se realizó mejor en años. Sin embargo, con un mayor volumen de datos generados a través de ciclos, con respecto al número de progenies genotipadas y ambientes muestreados, la precisión predictiva puede aumentar porque el tamaño de la población es un factor relevante para el ajuste de los modelos de predicción habilitados por la genómica (Grattapaglia y Resende, 2011).</text:p>
      <text:p text:style-name="P7"/>
      <text:p text:style-name="P7"><text:span text:style-name="T10">La precisión predictiva en nuestro estudio fue igual o superior a la observada en otras poblaciones de arroz (Grenier et al., 2015; Onogi et al., 2015). Factores como datos fenotípicos con mayor heredabilidad, mayor tamaño poblacional y mayor desequilibrio de ligamiento podrían explicar las diferencias entre estudios (Grattapaglia y Resende, 2011)</text:span>. Como este es el primer estudio que utiliza modelos RN-HBLUP en arroz, se necesita investigación adicional con otras poblaciones y entornos. <text:soft-page-break/>También se necesita más investigación sobre el potencial de los modelos RN-HBLUP para predecir el rendimiento del genotipo en entornos no probados en una región geográfica completa que es el objetivo de un programa de mejoramiento. Los mapas de adaptabilidad del genotipo podrían generarse utilizando coeficientes genotípicos estimados, que describen las sensibilidades de los genotipos a condiciones ambientales específicas. Con la mayor capacidad en fenotipado, genotipado y ambiental de alto rendimiento, estará disponible una gran cantidad de datos de alta calidad, lo que permitirá el logro de modelos RN-HBLUP precisos, que a su vez podrían mejorar la eficiencia de la selección y liberación de cultiva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1T05:03:57.441668975</meta:creation-date>
    <dc:date>2022-04-11T09:46:46.480813946</dc:date>
    <meta:editing-duration>PT3H20M27S</meta:editing-duration>
    <meta:editing-cycles>32</meta:editing-cycles>
    <meta:generator>LibreOffice/6.0.7.3$Linux_X86_64 LibreOffice_project/00m0$Build-3</meta:generator>
    <meta:document-statistic meta:table-count="0" meta:image-count="0" meta:object-count="0" meta:page-count="9" meta:paragraph-count="50" meta:word-count="5003" meta:character-count="31583" meta:non-whitespace-character-count="26623"/>
  </office:meta>
</office:document-meta>
</file>